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edReader.ThreadedReader( InputStream stream , final StringBuffer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deGenUtil.quoteAndEscapeFilenam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GenUtil.addAllJavaFiles( List srcFiles , List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deGenUtil.externalJar( File srcdir , File o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GenUtil.accept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GenUtil.quoteNoEscapeFilename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GenUtil.system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deGenUtil.externalCompile( List srcFiles , File outdir , File [ ] cp , boolean debug , String javacPath , String genver , String memStart , String memMax , boolean quiet , boolean verbos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CodeGenUtil.findJavaTool( String to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deGenUtil.externalJar( File srcdir , File outfile , String jarPath , boolean quiet , boolean verbos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hreadedRead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deGenUtil.resolve( URI base , URI chi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deGenUtil.externalCompile( List srcFiles , File outdir , File [ ] cp ,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GenUtil.externalCompile( List srcFiles , File outdir , File [ ] cp , boolean debug , String javacPath , String memStart , String memMax , boolean quiet ,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